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94a5" officeooo:paragraph-rsid="001b94a5"/>
    </style:style>
    <style:style style:name="T1" style:family="text">
      <style:text-properties officeooo:rsid="001b94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ário </text:p>
      <text:p text:style-name="Standard"/>
      <text:p text:style-name="Standard">Como você considera seu nível de conhecimento em Python?</text:p>
      <text:p text:style-name="Standard"><text:s/><text:span text:style-name="T1">( )</text:span>NENHUM</text:p>
      <text:p text:style-name="Standard"><text:span text:style-name="T1">(X) </text:span>BÁSICO</text:p>
      <text:p text:style-name="Standard"><text:span text:style-name="T1">( ) </text:span>INTERMEDIÁRIO</text:p>
      <text:p text:style-name="Standard"><text:s/><text:span text:style-name="T1">( ) </text:span>AVANÇADO</text:p>
      <text:p text:style-name="Standard"/>
      <text:p text:style-name="Standard">Como você considera seu nível de conhecimento em MongoDB?</text:p>
      <text:p text:style-name="Standard"><text:span text:style-name="T1">( ) </text:span>NENHUM</text:p>
      <text:p text:style-name="Standard"><text:span text:style-name="T1">(X) </text:span>BÁSICO</text:p>
      <text:p text:style-name="Standard"><text:span text:style-name="T1">( ) </text:span>INTERMEDIÁRIO</text:p>
      <text:p text:style-name="Standard"><text:span text:style-name="T1">( )</text:span>AVANÇADO</text:p>
      <text:p text:style-name="Standard"/>
      <text:p text:style-name="Standard">Como você considera seu nível de conhecimento em ETL?</text:p>
      <text:p text:style-name="Standard"><text:span text:style-name="T1">( ) </text:span>NENHUM</text:p>
      <text:p text:style-name="Standard"><text:span text:style-name="T1">(X)</text:span>BÁSICO</text:p>
      <text:p text:style-name="Standard"><text:span text:style-name="T1">( )</text:span>INTERMEDIÁRIO</text:p>
      <text:p text:style-name="Standard"><text:span text:style-name="T1">( )</text:span>AVANÇADO</text:p>
      <text:p text:style-name="Standard"/>
      <text:p text:style-name="Standard">Como você considera seu nível de conhecimento em Pentaho?</text:p>
      <text:p text:style-name="Standard"><text:span text:style-name="T1">(X)</text:span>NENHUM</text:p>
      <text:p text:style-name="Standard"><text:span text:style-name="T1">( )</text:span>BÁSICO</text:p>
      <text:p text:style-name="Standard"><text:span text:style-name="T1">( )</text:span>INTERMEDIÁRIO</text:p>
      <text:p text:style-name="Standard"><text:span text:style-name="T1">( )</text:span>AVANÇADO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3T17:30:50.757000000</meta:creation-date>
    <dc:date>2023-08-23T17:34:26.627000000</dc:date>
    <meta:editing-duration>PT3M36S</meta:editing-duration>
    <meta:editing-cycles>1</meta:editing-cycles>
    <meta:document-statistic meta:table-count="0" meta:image-count="0" meta:object-count="0" meta:page-count="1" meta:paragraph-count="21" meta:word-count="72" meta:character-count="425" meta:non-whitespace-character-count="371"/>
    <meta:generator>LibreOffice/7.5.1.2$Windows_X86_64 LibreOffice_project/fcbaee479e84c6cd81291587d2ee68cba099e129</meta:generator>
  </office:meta>
</office:document-meta>
</file>